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ParameterMetaData.TableParameterMetaData( String columnName , int sqlType ,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ParameterMetaData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ameterMetaData.get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ParameterMetaData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